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2" fo:font-size="14pt" fo:font-weight="bold" style:font-size-asian="14pt" style:font-weight-asian="bold" style:font-name-complex="Tahoma4" style:font-size-complex="14pt" style:font-weight-complex="bold"/>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5"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6" style:family="paragraph" style:parent-style-name="Standard" style:master-page-name="">
      <style:paragraph-properties fo:margin-left="0cm" fo:margin-right="0cm" fo:margin-top="0cm" fo:margin-bottom="0cm" fo:text-align="center" style:justify-single-word="false" fo:text-indent="0cm" style:auto-text-indent="false" style:page-number="auto"/>
      <style:text-properties style:font-name="Tahoma2" fo:font-size="20pt" style:font-size-asian="20pt" style:font-size-complex="20pt"/>
    </style:style>
    <style:style style:name="P7"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text-properties style:language-asian="zh" style:country-asian="TW"/>
    </style:style>
    <style:style style:name="P10" style:family="paragraph" style:parent-style-name="Standard">
      <style:paragraph-properties fo:text-align="start" style:justify-single-word="false"/>
      <style:text-properties style:language-asian="zh" style:country-asian="TW"/>
    </style:style>
    <style:style style:name="P11" style:family="paragraph" style:parent-style-name="Document_20_Title">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12"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3"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4"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2">
      <style:paragraph-properties>
        <style:tab-stops>
          <style:tab-stop style:position="17.09cm" style:type="right" style:leader-style="dotted" style:leader-text="."/>
        </style:tab-stops>
      </style:paragraph-properties>
    </style:style>
    <style:style style:name="P18" style:family="paragraph" style:parent-style-name="Text_20_body">
      <style:text-properties style:language-asian="zh" style:country-asian="TW"/>
    </style:style>
    <style:style style:name="P19" style:family="paragraph" style:parent-style-name="Text_20_body">
      <style:text-properties style:font-name="Verdana1" style:language-asian="zh" style:country-asian="TW"/>
    </style:style>
    <style:style style:name="P20" style:family="paragraph" style:parent-style-name="Table_20_Heading">
      <style:text-properties fo:font-size="10pt" style:font-size-asian="10pt" style:font-size-complex="10pt"/>
    </style:style>
    <style:style style:name="P21" style:family="paragraph" style:parent-style-name="Table_20_Heading">
      <style:text-properties style:font-name="Verdana" fo:font-size="10pt" style:font-size-asian="10pt" style:font-size-complex="10pt"/>
    </style:style>
    <style:style style:name="P22" style:family="paragraph" style:parent-style-name="Table_20_Contents">
      <style:text-properties fo:font-size="9pt" style:font-size-asian="9pt" style:font-size-complex="9pt"/>
    </style:style>
    <style:style style:name="P23" style:family="paragraph" style:parent-style-name="Table_20_Contents">
      <style:text-properties fo:font-size="10pt" style:font-size-asian="10pt" style:font-size-complex="10pt"/>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able_20_Contents">
      <style:text-properties fo:font-style="italic" style:language-asian="zh" style:country-asian="TW" style:font-style-asian="italic" style:font-style-complex="italic"/>
    </style:style>
    <style:style style:name="P27" style:family="paragraph" style:parent-style-name="Text_20_body">
      <style:paragraph-properties fo:margin-left="1.222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30" style:family="paragraph" style:parent-style-name="Text_20_body" style:master-page-name="">
      <style:paragraph-properties style:page-number="auto" fo:keep-with-next="auto"/>
    </style:style>
    <style:style style:name="P31" style:family="paragraph" style:parent-style-name="Text_20_body" style:master-page-name="">
      <style:paragraph-properties style:page-number="auto" fo:keep-with-next="auto"/>
      <style:text-properties style:language-asian="zh" style:country-asian="TW"/>
    </style:style>
    <style:style style:name="P32" style:family="paragraph" style:parent-style-name="Standard" style:master-page-name="">
      <style:paragraph-properties fo:margin-top="9.999cm" fo:margin-bottom="0cm"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33" style:family="paragraph" style:parent-style-name="Text_20_body_20_indent" style:list-style-name="L2"/>
    <style:style style:name="P34" style:family="paragraph" style:parent-style-name="Text_20_body" style:list-style-name="L1"/>
    <style:style style:name="P35" style:family="paragraph" style:parent-style-name="Text_20_body" style:list-style-name="L1">
      <style:text-properties style:language-asian="zh" style:country-asian="TW"/>
    </style:style>
    <style:style style:name="P36" style:family="paragraph" style:parent-style-name="Text_20_body" style:list-style-name="L3">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style>
    <style:style style:name="P38" style:family="paragraph" style:parent-style-name="Text_20_body" style:list-style-name="L4">
      <style:paragraph-properties fo:margin-left="1.203cm" fo:margin-right="0cm" fo:text-align="start" style:justify-single-word="false" fo:text-indent="0cm" style:auto-text-indent="false"/>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style>
    <style:style style:name="T6" style:family="text">
      <style:text-properties style:font-name="Verdana" fo:font-size="10pt" style:font-size-asian="10pt" style:font-size-complex="10pt"/>
    </style:style>
    <style:style style:name="T7" style:family="text">
      <style:text-properties style:font-name="Verdana" style:language-asian="zh" style:country-asian="TW"/>
    </style:style>
    <style:style style:name="T8" style:family="text">
      <style:text-properties style:font-name="Courier New1"/>
    </style:style>
    <style:style style:name="T9" style:family="text">
      <style:text-properties style:font-name="Courier New1" style:language-asian="zh" style:country-asian="TW"/>
    </style:style>
    <style:style style:name="T10" style:family="text">
      <style:text-properties style:font-name="Courier New1" style:font-name-asian="Verdana1"/>
    </style:style>
    <style:style style:name="T11" style:family="text">
      <style:text-properties style:font-name="Courier New1" style:font-name-asian="Verdana1" style:language-asian="zh" style:country-asian="TW"/>
    </style:style>
    <style:style style:name="T12" style:family="text">
      <style:text-properties style:font-name="Verdana1"/>
    </style:style>
    <style:style style:name="T13" style:family="text">
      <style:text-properties style:font-name="Verdana1" style:language-asian="zh" style:country-asian="TW"/>
    </style:style>
    <style:style style:name="T14" style:family="text">
      <style:text-properties style:font-name="Verdana1" style:font-name-asian="Verdana1"/>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text-underline-style="none" fo:font-weight="bold" style:font-weight-asian="bold" style:font-weight-complex="bold"/>
    </style:style>
    <style:style style:name="T18" style:family="text">
      <style:text-properties style:use-window-font-color="true" style:text-underline-style="none" fo:font-weight="bold" style:language-asian="zh" style:country-asian="TW" style:font-weight-asian="bold" style:font-weight-complex="bold"/>
    </style:style>
    <style:style style:name="T19" style:family="text">
      <style:text-properties style:use-window-font-color="true" style:text-underline-style="none" style:language-asian="zh" style:country-asian="TW"/>
    </style:style>
    <style:style style:name="T20" style:family="text">
      <style:text-properties style:use-window-font-color="true" style:font-name="Courier New1" style:text-underline-style="none"/>
    </style:style>
    <style:style style:name="T21" style:family="text">
      <style:text-properties style:use-window-font-color="true" style:font-name="Courier New1" style:text-underline-style="none" style:language-asian="zh" style:country-asian="TW"/>
    </style:style>
    <style:style style:name="T22" style:family="text">
      <style:text-properties style:language-asian="ja" style:country-asian="JP"/>
    </style:style>
    <style:style style:name="T23"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7">ZK<text:span text:style-name="T1">TM</text:span></text:p>
      <text:p text:style-name="P11"/>
      <text:p text:style-name="Document_20_Title">The Quick Start Guide</text:p>
      <text:p text:style-name="Document_20_SubTitle">Version 3.5.2</text:p>
      <text:p text:style-name="P3"/>
      <text:p text:style-name="P12">October 2008</text:p>
      <text:p text:style-name="P13">Potix Corporation</text:p>
      <text:p text:style-name="P8"/>
      <text:p text:style-name="P29"/>
      <text:p text:style-name="P32"/>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Before You Start<text:tab/>4</text:p>
          <text:p text:style-name="P17"><text:a xlink:type="simple" xlink:href="#1.1.New to the Servlet Container (aka., Java Web Server)|outline" text:style-name="Internet_20_link" text:visited-style-name="Internet_20_link">New to the Servlet Container (aka., Java Web Server)<text:tab/>4</text:a></text:p>
          <text:p text:style-name="P17"><text:a xlink:type="simple" xlink:href="#1.2.New to Java Language|outline" text:style-name="Internet_20_link" text:visited-style-name="Internet_20_link">New to Java Language<text:tab/>4</text:a></text:p>
          <text:p text:style-name="P17"><text:a xlink:type="simple" xlink:href="#1.3.New to Java Integrated Development Environment (IDE)|outline" text:style-name="Internet_20_link" text:visited-style-name="Internet_20_link">New to Java Integrated Development Environment (IDE)<text:tab/>4</text:a></text:p>
          <text:p text:style-name="P16">1. What to Download<text:tab/>5</text:p>
          <text:p text:style-name="P16">2. Run the Demo<text:tab/>6</text:p>
          <text:p text:style-name="P16">3. Installation<text:tab/>7</text:p>
          <text:p text:style-name="P17"><text:a xlink:type="simple" xlink:href="#4.1.Alternative 1: Bundle ZK into Your Web Application|outline" text:style-name="Internet_20_link" text:visited-style-name="Internet_20_link">Alternative 1: Bundle ZK into Your Web Application<text:tab/>7</text:a></text:p>
          <text:p text:style-name="P17"><text:a xlink:type="simple" xlink:href="#4.2.Alternative 2: Install ZK to Be Shared by All Web Applications|outline" text:style-name="Internet_20_link" text:visited-style-name="Internet_20_link">Alternative 2: Install ZK to Be Shared by All Web Applications<text:tab/>7</text:a></text:p>
          <text:p text:style-name="P17"><text:a xlink:type="simple" xlink:href="#4.3.Working with MySQL3|outline" text:style-name="Internet_20_link" text:visited-style-name="Internet_20_link">Working with MySQL<text:tab/>9</text:a></text:p>
          <text:p text:style-name="P16">4. The Content of Binary Distribution<text:tab/>10</text:p>
          <text:p text:style-name="P17"><text:a xlink:type="simple" xlink:href="#5.1./doc|outline" text:style-name="Internet_20_link" text:visited-style-name="Internet_20_link">/doc<text:tab/>10</text:a></text:p>
          <text:p text:style-name="P17"><text:a xlink:type="simple" xlink:href="#5.2./dist/lib|outline" text:style-name="Internet_20_link" text:visited-style-name="Internet_20_link">/dist/lib<text:tab/>10</text:a></text:p>
          <text:p text:style-name="P17"><text:a xlink:type="simple" xlink:href="#5.3./dist/lib/zkforge|outline" text:style-name="Internet_20_link" text:visited-style-name="Internet_20_link">/dist/lib/zkforge<text:tab/>10</text:a></text:p>
          <text:p text:style-name="P17"><text:a xlink:type="simple" xlink:href="#5.4./dist/lib/ext|outline" text:style-name="Internet_20_link" text:visited-style-name="Internet_20_link">/dist/lib/ext<text:tab/>10</text:a></text:p>
          <text:p text:style-name="P17"><text:a xlink:type="simple" xlink:href="#5.5./dist/src|outline" text:style-name="Internet_20_link" text:visited-style-name="Internet_20_link">/dist/src<text:tab/>12</text:a></text:p>
          <text:p text:style-name="P17"><text:a xlink:type="simple" xlink:href="#5.6./dist/xsd|outline" text:style-name="Internet_20_link" text:visited-style-name="Internet_20_link">/dist/xsd<text:tab/>12</text:a></text:p>
          <text:p text:style-name="P17"><text:a xlink:type="simple" xlink:href="#5.7./dist/WEB-INF|outline" text:style-name="Internet_20_link" text:visited-style-name="Internet_20_link">/dist/WEB-INF<text:tab/>12</text:a></text:p>
          <text:p text:style-name="P16">5. The Content of Demo Distribution<text:tab/>13</text:p>
          <text:p text:style-name="P17"><text:a xlink:type="simple" xlink:href="#6.1./|outline" text:style-name="Internet_20_link" text:visited-style-name="Internet_20_link">/<text:tab/>13</text:a></text:p>
          <text:p text:style-name="P17"><text:a xlink:type="simple" xlink:href="#6.2./zkdemo|outline" text:style-name="Internet_20_link" text:visited-style-name="Internet_20_link">/zkdemo<text:tab/>13</text:a></text:p>
          <text:p text:style-name="P17"><text:a xlink:type="simple" xlink:href="#6.3./MyApp|outline" text:style-name="Internet_20_link" text:visited-style-name="Internet_20_link">/MyApp<text:tab/>13</text:a></text:p>
          <text:p text:style-name="P16">6. My First ZK Application<text:tab/>14</text:p>
          <text:p text:style-name="P17"><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8">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20">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22"><text:span text:style-name="T3">Installer for Windows:</text:span><text:a xlink:type="simple" xlink:href="http://apache.ntu.edu.tw/tomcat/tomcat-5/v5.5.25/bin/apache-tomcat-5.5.25.exe"><text:span text:style-name="T4">apache-tomcat-5.5.20.exe</text:span></text:a></text:p>
            <text:p text:style-name="P23">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3"><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8">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21">URLs</text:p>
            </table:table-cell>
          </table:table-row>
        </table:table-header-rows>
        <table:table-row table:style-name="Table3.1">
          <table:table-cell table:style-name="Table3.A2" office:value-type="string">
            <text:p text:style-name="P4">Language Basic</text:p>
          </table:table-cell>
          <table:table-cell table:style-name="Table3.B2" office:value-type="string">
            <text:p text:style-name="P5"><text:a xlink:type="simple" xlink:href="http://java.sun.com/docs/books/tutorial/java/nutsandbolts/index.html"><text:span text:style-name="T6">http://java.sun.com/docs/books/tutorial/java/nutsandbolts/index.html</text:span></text:a></text:p>
          </table:table-cell>
        </table:table-row>
        <table:table-row table:style-name="Table3.1">
          <table:table-cell table:style-name="Table3.A2" office:value-type="string">
            <text:p text:style-name="P4">Class and Object</text:p>
          </table:table-cell>
          <table:table-cell table:style-name="Table3.B2" office:value-type="string">
            <text:p text:style-name="P5"><text:a xlink:type="simple" xlink:href="http://java.sun.com/docs/books/tutorial/java/concepts/index.html"><text:span text:style-name="T6">http://java.sun.com/docs/books/tutorial/java/concepts/index.html</text:span></text:a></text:p>
            <text:p text:style-name="P5"><text:a xlink:type="simple" xlink:href="http://java.sun.com/docs/books/tutorial/java/javaOO/index.html"><text:span text:style-name="T6">http://java.sun.com/docs/books/tutorial/java/javaOO/index.html</text:span></text:a></text:p>
            <text:p text:style-name="P5"><text:a xlink:type="simple" xlink:href="http://java.sun.com/docs/books/tutorial/java/IandI/index.html"><text:span text:style-name="T5">http://java.sun.com/docs/books/tutorial/java/IandI/index.html</text:span></text:a></text:p>
          </table:table-cell>
        </table:table-row>
      </table:table>
      <text:h text:style-name="Heading_20_2" text:outline-level="2">New to Java Int<text:span text:style-name="T2">egrated Development Environment (IDE)</text:span></text:h>
      <text:p text:style-name="P9">Eclipse is one of the most popular Java IDEs. With IDE, it is easier to develop and debug your Web applications. Moreover, you can understand ZK better by debugging through ZK's source codes.</text:p>
      <text:p text:style-name="P10">The step-by-step setup guide can be found in one of our small talks:</text:p>
      <text:p text:style-name="P10"><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5.2.tar.gz</text:p>
            <text:p text:style-name="P24">zk-bin-std-3.5.2.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5.2.tar.gz</text:p>
            <text:p text:style-name="P24">zk-bin-prof-3.5.2.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5.2.tar.gz</text:p>
            <text:p text:style-name="P24">zk-bin-3.5.2.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9">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5.2.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9">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5.2.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5.2.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3">The simplest way to test drive the power of ZK is to visit </text:span><text:a xlink:type="simple" xlink:href="http://www.zkoss.org/zkdemo/userguide"><text:span text:style-name="T7">http://www.zkoss.org/zkdemo/userguide</text:span></text:a><text:span text:style-name="T13">.</text:span></text:p>
      <text:p text:style-name="P19">If you want to run the demo in your local server, you can follow the following steps.</text:p>
      <text:list text:style-name="L1">
        <text:list-item>
          <text:p text:style-name="P34"><text:span text:style-name="T12">Download </text:span><text:span text:style-name="T8">zk-demo-3.5.2.zip</text:span><text:span text:style-name="T12"> from </text:span><text:a xlink:type="simple" xlink:href="http://sourceforge.net/project/showfiles.php?group_id=152762&amp;package_id=169309">here (sourceforge.net)</text:a><text:span text:style-name="T12">.</text:span></text:p>
        </text:list-item>
        <text:list-item>
          <text:p text:style-name="P34"><text:span text:style-name="T12">After uncompressing the file, you can deploy </text:span><text:span text:style-name="T8">zkdemo.war</text:span><text:span text:style-name="T12"> or </text:span><text:span text:style-name="T8">zkdemo.ear</text:span><text:span text:style-name="T12"> to your Web or application server.<text:line-break/><text:line-break/>Most Web or app</text:span><text:span text:style-name="T13">lication</text:span><text:span text:style-name="T12"> servers have a management con</text:span><text:span text:style-name="T13">sole that allows you to deploy an application painlessly. Consult the corresponding manuals, or you can visit </text:span><text:a xlink:type="simple" xlink:href="http://en.wikibooks.org/wiki/ZK/How-Tos#Installation_and_Configuration"><text:span text:style-name="T9">http://en.wikibooks.org/wiki/ZK/How-Tos#Installation_and_Configuration</text:span></text:a><text:span text:style-name="T13">, where the ZK community maintains the installation guides for many Web or application servers.<text:line-break/><text:line-break/>For Tomcat server, you can copy it directly to the </text:span><text:span text:style-name="T9">$TOMCAT_DIR/webapps</text:span><text:span text:style-name="T13"> directory, and then Tomcat will start the deployment automatically.</text:span></text:p>
        </text:list-item>
        <text:list-item>
          <text:p text:style-name="P35"><text:span text:style-name="T12">After </text:span><text:span text:style-name="T8">zkdemo.war</text:span><text:span text:style-name="T12"> is deployed you can visit it at, say, </text:span><text:a xlink:type="simple" xlink:href="http://localhost:8080/zkdemo-all/userguide"><text:span text:style-name="T8">http://localhost:8080/zkdemo/userguide</text:span></text:a><text:span text:style-name="T12">. The port number depends on how you installed your Web or application servers. Some application servers deploy only the EAR file. That is, you have to deploy </text:span><text:span text:style-name="T8">zkdemos.ear</text:span><text:span text:style-name="T12"> instead.</text:span></text:p>
        </text:list-item>
      </text:list>
      <text:h text:style-name="Heading_20_1" text:outline-level="1">3. Installation</text:h>
      <text:p text:style-name="P18">ZK consists of several libraries (the JAR files). There are two alternatives to install them.</text:p>
      <text:p text:style-name="P18">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8">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33">Unc<text:span text:style-name="T2">ompress</text:span> <text:span text:style-name="T8">zk-bin-3.5.2.zip</text:span> or <text:span text:style-name="T8">zk-bin-3.5.2.tar.gz</text:span></text:p>
        </text:list-item>
        <text:list-item>
          <text:p text:style-name="P33">Copy <text:span text:style-name="T8">dist/lib/*.jar</text:span>, <text:span text:style-name="T8">dis</text:span><text:span text:style-name="T9">t/lib/zkforge/*.jar</text:span><text:span text:style-name="T2">,</text:span> and <text:span text:style-name="T8">dist/lib/ext/*.jar</text:span> to the <text:span text:style-name="T8">/WEB-INF/lib</text:span> directory in your Web application.<text:line-break/>Libraries in <text:span text:style-name="T8">dis</text:span><text:span text:style-name="T9">t/lib/zkforge</text:span><text:span text:style-name="T2"> and </text:span><text:span text:style-name="T9">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33">Unc<text:span text:style-name="T2">ompress</text:span> <text:span text:style-name="T8">zk-bin-3.5.2.zip</text:span> or <text:span text:style-name="T8">zk-bin-3.5.2.tar.gz</text:span></text:p>
        </text:list-item>
        <text:list-item>
          <text:p text:style-name="P33">Copy <text:span text:style-name="T8">dist/lib/*.jar</text:span>, <text:span text:style-name="T8">dis</text:span><text:span text:style-name="T9">t/lib/zkforge/*.jar</text:span><text:span text:style-name="T2">,</text:span> and <text:span text:style-name="T8">dist/lib/ext/*.jar</text:span> to the root directory in your Java EE application.<text:line-break/>Libraries in <text:span text:style-name="T8">dis</text:span><text:span text:style-name="T9">t/lib/zkforge</text:span><text:span text:style-name="T2"> and </text:span><text:span text:style-name="T9">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8">The way to install ZK libraries to the shared directory varies from one Web server to another.</text:p>
      <text:p text:style-name="Heading_20_3"><text:soft-page-break/>Install ZK on Tomcat</text:p>
      <text:list text:style-name="L3">
        <text:list-item>
          <text:p text:style-name="P36">Download Tomcat from <text:a xlink:type="simple" xlink:href="http://tomcat.apache.org/"><text:span text:style-name="T8">http://tomcat.apache.org</text:span></text:a> and ins<text:span text:style-name="T2">tall it,</text:span> if you haven't ins<text:span text:style-name="T2">talled</text:span> it yet.</text:p>
        </text:list-item>
        <text:list-item>
          <text:p text:style-name="P36">Stop Tomcat.</text:p>
        </text:list-item>
        <text:list-item>
          <text:p text:style-name="P36">Unc<text:span text:style-name="T2">ompress</text:span> <text:span text:style-name="T8">zk-bin-3.5.2.zip</text:span> or <text:span text:style-name="T8">zk-bin-3.5.2.tar.gz</text:span></text:p>
        </text:list-item>
        <text:list-item>
          <text:p text:style-name="P36">Copy <text:span text:style-name="T8">dist/lib/*.jar, dis</text:span><text:span text:style-name="T9">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0">dis</text:span><text:span text:style-name="T11">t/lib/zkforge</text:span><text:span text:style-name="T15"> and </text:span><text:span text:style-name="T11">dist/lib/ext</text:span><text:span text:style-name="T15"> are optional. If you want to minimize the footprint of your Web server, <text:s/>refer to the next chapter for the description of these libraries.</text:span></text:p>
        </text:list-item>
        <text:list-item>
          <text:p text:style-name="P36">Re-start Tomcat.</text:p>
        </text:list-item>
      </text:list>
      <text:p text:style-name="P27">Then, you can dep<text:span text:style-name="T2">loy your Web application, e.g., </text:span><text:span text:style-name="T9">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20">http://localhost:8080/zkdemo/userguide</text:span></text:a><text:a xlink:type="simple" xlink:href="http://localhost/zkdemo/userguide"><text:span text:style-name="T16">,</text:span></text:a><text:span text:style-name="T16"> depending on the configuration of your Web server. </text:span></text:p>
      <text:p text:style-name="Tip"><text:span text:style-name="T17">Not</text:span><text:span text:style-name="T18">e</text:span><text:span text:style-name="T19">: Tomcat 6.x, by default, doesn't load any classes from the </text:span><text:span text:style-name="T21">shared/lib</text:span><text:span text:style-name="T19"> directory. To enable it, you have to specify the following in the </text:span><text:span text:style-name="T21">conf/catalina.properties</text:span><text:span text:style-name="T19"> file:</text:span></text:p>
      <text:p text:style-name="Tip"><text:a xlink:type="simple" xlink:href="" text:style-name="Internet_20_link"><text:span text:style-name="T21"><text:tab/>shared.loader=${catalina.base}/shared/lib/*.jar</text:span></text:a></text:p>
      <text:p text:style-name="Heading_20_3">Install ZK on Jetty</text:p>
      <text:list text:style-name="L4">
        <text:list-item>
          <text:p text:style-name="P38">Download Jetty from <text:a xlink:type="simple" xlink:href="http://www.mortbay.org/jetty/index.html"><text:span text:style-name="T8">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2">http://docs.codehaus.org/display/JETTY/Jetty+Documentation</text:span></text:a></text:p></text:note-body></text:note>, if you haven't ins<text:span text:style-name="T2">talled it</text:span> yet.</text:p>
        </text:list-item>
        <text:list-item>
          <text:p text:style-name="P38">Stop Jetty.</text:p>
        </text:list-item>
        <text:list-item>
          <text:p text:style-name="P38">Unc<text:span text:style-name="T2">ompress</text:span> <text:span text:style-name="T8">zk-bin-3.5.2.zip</text:span> or <text:span text:style-name="T8">zk-bin-3.5.2.tar.gz</text:span></text:p>
        </text:list-item>
        <text:list-item>
          <text:p text:style-name="P37"><text:span text:style-name="T8">Copy dist/lib/*.jar, dis</text:span><text:span text:style-name="T9">t/lib/zkforge/*.jar,</text:span><text:span text:style-name="T8"> and dist/lib/ext/*.jar to $JETTY_HOME/ext <text:s text:c="57"/></text:span><text:span text:style-name="T14">Libraries in </text:span><text:span text:style-name="T10">dis</text:span><text:span text:style-name="T11">t/zkforge</text:span><text:span text:style-name="T15"> and </text:span><text:span text:style-name="T11">dist/lib/ext</text:span><text:span text:style-name="T15"> are optional. If you want to minimize the footprint of your Web server, <text:s/>refer to the next chapter for the description of these libraries.</text:span></text:p>
        </text:list-item>
        <text:list-item>
          <text:p text:style-name="P38"><text:soft-page-break/>Re-start Jetty.</text:p>
        </text:list-item>
      </text:list>
      <text:p text:style-name="P28">Then, you can dep<text:span text:style-name="T2">loy your Web application, e.g., </text:span><text:span text:style-name="T9">demo/bin/zkdemo-min.war</text:span><text:span text:style-name="T2">, to Jetty by copying it to </text:span><text:span text:style-name="T9">$JETTY_HOME/webapps</text:span><text:span text:style-name="T2"> directly. After deployed, you can run your Web application by visiting the corresponding URL, e.g.,</text:span><text:a xlink:type="simple" xlink:href="http://localhost/zkdemo/userguide"><text:span text:style-name="T19"> </text:span></text:a><text:a xlink:type="simple" xlink:href="http://localhost/zkdemo/userguide"><text:span text:style-name="T21">http://localhost:8080/zkdemo/userguide</text:span></text:a><text:a xlink:type="simple" xlink:href="http://localhost/zkdemo/userguide"><text:span text:style-name="T19">,</text:span></text:a><text:span text:style-name="T19">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9">$TOMCAT_DIR/common/lib</text:span><text:span text:style-name="T2"> directory.</text:span></text:p>
      <text:h text:style-name="Heading_20_1" text:outline-level="1">4. The Content of Binary Distribution</text:h>
      <text:p text:style-name="P30">This chapter describes the content of zk-bin-3.5.2.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6.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8</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text:soft-page-break/>jfreechar.jar</text:p>
          </table:table-cell>
          <table:table-cell table:style-name="Table4.B2" office:value-type="string">
            <text:p text:style-name="Table_20_Contents">Req<text:span text:style-name="T2">uired if you want to use ZUL's chart component.</text:span></text:p>
            <text:p text:style-name="P25"><text:soft-page-break/>Version: <text:a xlink:type="simple" xlink:href="http://www.jfree.org/jfreechart/">JFreeChart</text:a> 1.0.10 and <text:a xlink:type="simple" xlink:href="http://www.jfree.org/jcommon">JCommon</text:a> 1.0.13</text:p>
            <text:p text:style-name="P2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3.0.0<text:line-break/>(itext: 2.1.3, commons-collections: 2.1, commons-logging: 1.0.2, jxl: 2.6.8, poi: 3.0.1)</text:p>
            <text:p text:style-name="P25">Note: <text:span text:style-name="T8">poi.jar</text:span> is required if you want to use Apache POI to generate Microsoft Excel format. And, <text:span text:style-name="T8">jxl.jar</text:span> is required only if you want to use JExcelApi to generate the Microsoft Excel format.</text:p>
            <text:p text:style-name="P2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25">Version: Rhino 1.7R1</text:p>
            <text:p text:style-name="P2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6 (groovy-all)</text:p>
            <text:p text:style-name="P2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25">Version: <text:a xlink:type="simple" xlink:href="http://jruby.codehaus.org/">JRuby</text:a> 1.1.2 (jruby-complete)</text:p>
            <text:p text:style-name="P2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J</text:span></text:a><text:a xlink:type="simple" xlink:href="http://www.jython.org/">ython</text:a> 2.2.1</text:p>
            <text:p text:style-name="P2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9">captcha</text:span><text:span text:style-name="T2"> component.</text:span></text:p>
            <text:p text:style-name="P25">Version: JH Labs Java Image Filters</text:p>
            <text:p text:style-name="P26">[not available in the standard edition]</text:p>
          </table:table-cell>
        </table:table-row>
        <text:soft-page-break/>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2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2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9">zk-src-3.5.2.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1">This chapter describes the content of zk-demo-3.5.2.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3">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ZK listener for session cleanup&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soft-page-break/><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text:soft-page-break/></text:p>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Tom Yeh</meta:initial-creator>
    <meta:creation-date>2005-11-01T08:57:53</meta:creation-date>
    <dc:creator>Jumper Chen</dc:creator>
    <dc:date>2008-12-09T16:23:11</dc:date>
    <dc:language>en-US</dc:language>
    <meta:editing-cycles>1137</meta:editing-cycles>
    <meta:editing-duration>P4DT0H34M48S</meta:editing-duration>
    <meta:user-defined meta:name="Info 1"/>
    <meta:user-defined meta:name="Info 2"/>
    <meta:user-defined meta:name="Info 3"/>
    <meta:user-defined meta:name="Info 4"/>
    <meta:document-statistic meta:table-count="5" meta:image-count="2" meta:object-count="0" meta:page-count="16" meta:paragraph-count="312" meta:word-count="2649" meta:character-count="16717"/>
  </office:meta>
</office:document-meta>
</file>